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imes New Roman" svg:font-family="'Times New Roman'"/>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loext:contextual-spacing="false" fo:line-height="115%" fo:text-align="justify" style:justify-single-word="false"/>
    </style:style>
    <style:style style:name="P2"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margin-top="0cm" fo:margin-bottom="0.353cm" loext:contextual-spacing="false" fo:line-height="115%" fo:text-align="center" style:justify-single-word="false"/>
      <style:text-properties style:use-window-font-color="true" style:font-name="Times New Roman" fo:font-size="20pt" fo:font-weight="bold" fo:background-color="transparent" style:font-name-asian="Times New Roman" style:font-name-complex="Times New Roman"/>
    </style:style>
    <style:style style:name="P4" style:family="paragraph" style:parent-style-name="Standard">
      <style:paragraph-properties fo:margin-top="0cm" fo:margin-bottom="0.353cm" loext:contextual-spacing="false" fo:line-height="115%" fo:text-align="justify" style:justify-single-word="false"/>
      <style:text-properties style:use-window-font-color="true" style:font-name="Times New Roman" fo:font-size="12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5" style:family="paragraph" style:parent-style-name="Standard">
      <style:paragraph-properties fo:margin-top="0cm" fo:margin-bottom="0.353cm" loext:contextual-spacing="false" fo:line-height="115%"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T1" style:family="text">
      <style:text-properties style:use-window-font-color="true" style:font-name="Calibri1" fo:font-size="11pt" fo:font-weight="normal" fo:background-color="transparent" loext:char-shading-value="0" style:font-name-asian="Calibri1" style:font-name-complex="Calibri1"/>
    </style:style>
    <style:style style:name="T2" style:family="text">
      <style:text-properties style:use-window-font-color="true" style:font-name="Times New Roman" fo:font-size="12pt" fo:font-weight="normal" fo:background-color="transparent" loext:char-shading-value="0" style:font-name-asian="Times New Roman" style:font-name-complex="Times New Roman"/>
    </style:style>
    <style:style style:name="T3" style:family="text">
      <style:text-properties style:use-window-font-color="true" style:font-name="Times New Roman" fo:font-size="12pt" fo:font-weight="bold" fo:background-color="transparent" loext:char-shading-value="0" style:font-name-asian="Times New Roman" style:font-name-complex="Times New Roman"/>
    </style:style>
    <style:style style:name="T4" style:family="text">
      <style:text-properties style:use-window-font-color="true" style:font-name="Times New Roman" fo:font-size="12pt" fo:font-style="italic"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 style:font-name-complex="Times New Roman"/>
    </style:style>
    <style:style style:name="T5" style:family="text">
      <style:text-properties style:use-window-font-color="true" style:font-name="Times New Roman" fo:font-size="12pt" fo:font-style="italic" fo:font-weight="normal" fo:background-color="transparent" loext:char-shading-value="0" style:font-name-asian="Times New Roman" style:font-name-complex="Times New Roman"/>
    </style:style>
    <style:style style:name="T6" style:family="text">
      <style:text-properties officeooo:rsid="001719b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Algorithmes et société </text:p>
      <text:p text:style-name="P2"><text:s/></text:p>
      <text:p text:style-name="P4">Introduction : </text:p>
      <text:p text:style-name="P5">Dans cette mini conférence, on va <text:s/>parler des défis majeurs de la publicité en ligne sur un réseau social : Facebook. Ces différents défis seront explicités dans différente partie qui sont le respect de la vie privée, la transparence ainsi que la lutte contre la discrimination. Pour sensibiliser le public, des exemples seront montrés qui illustre comment la publicité dans le réseau peut être utilisée pour apprendre des données sur un utilisateur. </text:p>
      <text:p text:style-name="P4">I) Cibler la pub dans facebook</text:p>
      <text:p text:style-name="P5">Facebook utilise différent moyen pour cibler un utilisateur. Il conserve 614 attributs pour chaque utilisateur. La premiere méthode est de voir les différents likes, post et commentaire posté sur la plateforme. La deuxieme méthode est de regarder les données vendu par une entreprise dont l'activité est de faire une revente de donnée à des prestataires. (ex <text:s/>carte de fidélité)</text:p>
      <text:p text:style-name="P4">II) Défis majeurs de la publicité en ligne</text:p>
      <text:p text:style-name="P1"><text:span text:style-name="T3"><text:tab/></text:span><text:span text:style-name="T4">1) Respect de la vie privée</text:span></text:p>
      <text:p text:style-name="P5">Facebook permet de savoir combien d'utilisateur seront impactés par la publicité donc le publicitaire sait qui à un compte facebook. Du coup les sites peuvent savoir quel personne vienne sur leur site. Il n'y a donc pas de respect de la vie privée.</text:p>
      <text:p text:style-name="P1"><text:span text:style-name="T3"><text:tab/></text:span><text:span text:style-name="T4">2) Lutter contre la discrimination</text:span></text:p>
      <text:p text:style-name="P5">Le ciblage de la publicité par différentes cultures est toujours un problème dans le réseau social. Les publictaires peuvent filtrer les annonces en fonction des loisirs que les utilisateurs aiment. Pour ne pas cibler une ethnie directement, ils vont sortir directement les utilisateurs qui aiment un certain loisir et vont selectionner ces utilisateurs mais dans une autre zone. <text:s/></text:p>
      <text:p text:style-name="P1"><text:span text:style-name="T5"><text:tab/></text:span><text:span text:style-name="T4">3) Transparence</text:span></text:p>
      <text:p text:style-name="P5">Lorsqu'un utilisateur consulte son profil facebook il peut voir dans l'annonce pourquoi il a été ciblé. Une transparence qui n'en est pas une car facebook communique un seul critére qui est le plus large possible. </text:p>
      <text:p text:style-name="P5">Conclusion : <text:s/>Le réseau social facebook veut passer le message que l'utilisateur est maître de ces données mais dans la réalité il ne <text:span text:style-name="T6">maîtrise</text:span> rien. </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Times New Roman" svg:font-family="'Times New Roman'"/>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style:use-window-font-color="true"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6T17:07:15.161000000</dc:date>
    <meta:editing-duration>PT50S</meta:editing-duration>
    <meta:editing-cycles>2</meta:editing-cycles>
    <meta:generator>LibreOffice/5.4.1.2$Windows_X86_64 LibreOffice_project/ea7cb86e6eeb2bf3a5af73a8f7777ac570321527</meta:generator>
    <meta:document-statistic meta:table-count="0" meta:image-count="0" meta:object-count="0" meta:page-count="1" meta:paragraph-count="14" meta:word-count="324" meta:character-count="2011" meta:non-whitespace-character-count="1686"/>
  </office:meta>
</office:document-meta>
</file>